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officeooo:rsid="0011b3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P Computer Science Independant Study Proposal</text:span></text:p>
      <text:p text:style-name="P1"/>
      <text:p text:style-name="P2"><text:tab/></text:p>
      <text:p text:style-name="P2"><text:tab/><text:span text:style-name="T1">As a student, I’m passionate about the field of Computer Science and programming – especially that of Computer Vision and Machine Learning. Unfortunately, Beaverton High School does not yet offer AP Computer Science, which is a course I’m interested in taking in order to help improve myself as a programmer. Being the programming lead of my FIRST Robotics Team (Team 2898, at the School of Science and Technology), I already have experience in Java and with computer science concepts, so I believe I could complete the AP <text:s/>Computer Science curriculum in the rest of this semester. As such, I propose to independently study AP Computer Science under Dr. Meiring’s supervision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5:17:28.343086197</meta:creation-date>
    <dc:date>2017-02-21T16:08:56.506190629</dc:date>
    <meta:editing-duration>PT8H45M13S</meta:editing-duration>
    <meta:editing-cycles>6</meta:editing-cycles>
    <meta:generator>LibreOffice/5.3.0.3$Linux_X86_64 LibreOffice_project/30m0$Build-3</meta:generator>
    <meta:document-statistic meta:table-count="0" meta:image-count="0" meta:object-count="0" meta:page-count="1" meta:paragraph-count="4" meta:word-count="115" meta:character-count="726" meta:non-whitespace-character-count="607"/>
  </office:meta>
</office:document-meta>
</file>